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wrap-option="wrap"/>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text-align="start"/>
    </style:style>
    <style:style style:name="P7" style:family="paragraph">
      <style:paragraph-properties fo:text-align="start"/>
      <style:text-properties style:font-size-asian="26pt"/>
    </style:style>
    <style:style style:name="T1" style:family="text">
      <style:text-properties fo:color="#000000"/>
    </style:style>
    <style:style style:name="T2" style:family="text">
      <style:text-properties fo:font-size="28pt" style:font-size-asian="28pt" style:font-size-complex="28pt"/>
    </style:style>
    <style:style style:name="T3" style:family="text">
      <style:text-properties style:font-size-asian="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浜名湖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LibreLogoで遊ぼ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の前にLogoとは？</text:p>
          </draw:text-box>
        </draw:frame>
        <draw:frame presentation:style-name="pr5" draw:layer="layout" svg:width="26cm" svg:height="12.179cm" svg:x="1cm" svg:y="4.5cm" presentation:class="outline" presentation:user-transformed="true">
          <draw:text-box>
            <text:list text:style-name="L2">
              <text:list-item>
                <text:p>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list-item>
                  <text:list-item>
                    <text:p>検索キーワード：</text:p>
                  </text:list-item>
                </text:list>
              </text:list-item>
            </text:list>
          </draw:text-box>
        </draw:frame>
        <draw:custom-shape draw:style-name="gr2" draw:text-style-name="P4" draw:layer="layout" svg:width="22cm" svg:height="7.5cm" svg:x="3.5cm" svg:y="11.5cm">
          <text:p><text:span text:style-name="T2">構成主義　ピアジェ</text:span></text:p>
          <text:p><text:span text:style-name="T2">MIT</text:span><text:span text:style-name="T2">　人工知能研究所　パパート　</text:span><text:span text:style-name="T2">Logo</text:span><text:span text:style-name="T2"><text:line-break/></text:span><text:span text:style-name="T2">アラン・ケイ　ダイナブック</text:span></text:p>
          <text:p><text:span text:style-name="T2">レズニック　</text:span><text:span text:style-name="T2">LegoLogo</text:span><text:span text:style-name="T2">　</text:span><text:span text:style-name="T2">Mindstorm</text:span><text:span text:style-name="T2">　</text:span><text:span text:style-name="T2">Scratch</text:span><text:span text:style-name="T2"><text:line-break/></text:span><text:span text:style-name="T2">“Lifelong kindergar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text:p>
          </draw:text-box>
        </draw:frame>
        <draw:frame presentation:style-name="pr5" draw:layer="layout" svg:width="26cm" svg:height="12.179cm" svg:x="1cm" svg:y="4.5cm" presentation:class="outline" presentation:user-transformed="true">
          <draw:text-box>
            <text:list text:style-name="L2">
              <text:list-item>
                <text:p>WriterでLogoのプログラムを書いて、タートルグラフィックスで遊べるようにしたのが「LibreLogo」</text:p>
                <text:list>
                  <text:list-item>
                    <text:p>元々は拡張機能だったんだけど、なぜかCoreに採用</text:p>
                    <text:p/>
                  </text:list-item>
                </text:list>
              </text:list-item>
              <text:list-item>
                <text:p>なんで？</text:p>
                <text:list>
                  <text:list-item>
                    <text:p>多分文教用途への食い込みを考えているのでは</text:p>
                    <text:list>
                      <text:list-item>
                        <text:p>もともとLogoは初等教育での活用を考えられていた</text:p>
                      </text:list-item>
                    </text:list>
                  </text:list-item>
                  <text:list-item>
                    <text:p>あと役に立つかどうかはともかくデモ映えはするしね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礎知識：タートルグラフィックス</text:p>
          </draw:text-box>
        </draw:frame>
        <draw:frame presentation:style-name="pr5" draw:layer="layout" svg:width="26cm" svg:height="15.656cm" svg:x="1cm" svg:y="3.882cm" presentation:class="outline" presentation:user-transformed="true">
          <draw:text-box>
            <text:list text:style-name="L2">
              <text:list-item>
                <text:p>タートル＝亀</text:p>
                <text:list>
                  <text:list-item>
                    <text:p>なんで亀やねん……とはぼくも思う</text:p>
                  </text:list-item>
                  <text:list-item>
                    <text:p>パパート先生の最初のLogoのアイコンが亀型だったんだっけ？</text:p>
                    <text:p/>
                  </text:list-item>
                </text:list>
              </text:list-item>
              <text:list-item>
                <text:p>タートルを動かして絵を描く＝タートルグラフィックス</text:p>
                <text:list>
                  <text:list-item>
                    <text:p>主な動き</text:p>
                    <text:list>
                      <text:list-item>
                        <text:p>FORWARD – 前進</text:p>
                      </text:list-item>
                      <text:list-item>
                        <text:p>BACKWARD – 後退</text:p>
                      </text:list-item>
                      <text:list-item>
                        <text:p>RIGHT – 右に曲がる</text:p>
                      </text:list-item>
                      <text:list-item>
                        <text:p>LEFT – 左に曲がる</text:p>
                      </text:list-item>
                      <text:list-item>
                        <text:p>PENUP - 「ペン」を上げる</text:p>
                      </text:list-item>
                      <text:list-item>
                        <text:p>PENDOWN - 「ペン」を下ろす</text:p>
                      </text:list-item>
                      <text:list-item>
                        <text:p>POSITION - 位置を決める</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目指したこと</text:p>
          </draw:text-box>
        </draw:frame>
        <draw:frame presentation:style-name="pr5" draw:layer="layout" svg:width="26cm" svg:height="14.988cm" svg:x="1cm" svg:y="4.5cm" presentation:class="outline" presentation:user-transformed="true">
          <draw:text-box>
            <text:list text:style-name="L2">
              <text:list-item>
                <text:p>例えば:<text:line-break/>REPEAT 10 [ FORWARD 100 LEFT nnn ]<text:line-break/>とやって、綺麗に角が閉じるのは nnn がいくつのとき？</text:p>
                <text:p/>
              </text:list-item>
              <text:list-item>
                <text:p>算数を覚えてる人は、正多角形は決まった種類しかないことを覚えてるでしょう</text:p>
                <text:list>
                  <text:list-item>
                    <text:p>だから nnn の組み合わせは決まった数しかない</text:p>
                  </text:list-item>
                  <text:list-item>
                    <text:p>なんでそうなの？</text:p>
                  </text:list-item>
                  <text:list-item>
                    <text:p>その nnn の値がそうなるのはなぜ？</text:p>
                    <text:p/>
                  </text:list-item>
                </text:list>
              </text:list-item>
              <text:list-item>
                <text:p>そういう「気づき」を自分で見つけていくことが真の「学び」</text:p>
                <text:list>
                  <text:list-item>
                    <text:p>気づきにはフィードバック重要</text:p>
                  </text:list-item>
                  <text:list-item>
                    <text:p>だからタートルグラフィックス</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ちょっとまて、そのFORWARD 100というのはなんだ</text:p>
          </draw:text-box>
        </draw:frame>
        <draw:frame presentation:style-name="pr5" draw:layer="layout" svg:width="26cm" svg:height="14.021cm" svg:x="1cm" svg:y="4.5cm" presentation:class="outline" presentation:user-transformed="true">
          <draw:text-box>
            <text:list text:style-name="L2">
              <text:list-item>
                <text:p>もちょっと追加でお勉強</text:p>
                <text:p/>
              </text:list-item>
              <text:list-item>
                <text:p>動きの後ろに数字を書くことで「動きの大きさ」を指定できる</text:p>
                <text:list>
                  <text:list-item>
                    <text:p>FORWARD 100 = 100歩進む</text:p>
                    <text:p/>
                  </text:list-item>
                </text:list>
              </text:list-item>
              <text:list-item>
                <text:p>動いたときにペンが下がっていたら、タートルの動きにあわせて線が描かれる</text:p>
                <text:p/>
              </text:list-item>
              <text:list-item>
                <text:p>ペンが上がっていたら、タートルが移動するだけで線は書かれない</text:p>
                <text:p/>
              </text:list-item>
              <text:list-item>
                <text:p>なお「タートルの位置に何かを描く」という命令もあったりします</text:p>
                <text:list>
                  <text:list-item>
                    <text:p>CIRCLE とかLABELとか</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制御構文</text:p>
          </draw:text-box>
        </draw:frame>
        <draw:frame presentation:style-name="pr5" draw:layer="layout" svg:width="26cm" svg:height="12.728cm" svg:x="1cm" svg:y="4.5cm" presentation:class="outline" presentation:user-transformed="true">
          <draw:text-box>
            <text:list text:style-name="L2">
              <text:list-item>
                <text:p>動きをコントロールする構文</text:p>
                <text:p/>
              </text:list-item>
              <text:list-item>
                <text:p>文法は英語っぽくて割と簡単</text:p>
                <text:list>
                  <text:list-item>
                    <text:p>REPEATで繰り返しとかIFで条件分岐とか</text:p>
                  </text:list-item>
                  <text:list-item>
                    <text:p>[ … ] でブロックを表します</text:p>
                  </text:list-item>
                  <text:list-item>
                    <text:p>なおこれを日本語訳できるかなってネタでブログ書きました<text:line-break/><text:a xlink:href="http://d.hatena.ne.jp/naruoga/20130114/1358178940" xlink:type="simple">http://d.hatena.ne.jp/naruoga/20130114/1358178940</text:a></text:p>
                  </text:list-item>
                </text:list>
                <text:p/>
              </text:list-item>
              <text:list-item>
                <text:p>今はLogoの勉強じゃないんで詳しくはマニュアル見てちょ<text:line-break/><text:a xlink:href="http://wiki.documentfoundation.org/User:Nemeth" xlink:type="simple">http://wiki.documentfoundation.org/User:Nemeth</text:a></text:p>
                <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ということで</text:p>
          </draw:text-box>
        </draw:frame>
        <draw:frame presentation:style-name="pr8" draw:text-style-name="P7" draw:layer="layout" svg:width="21.5cm" svg:height="6cm" svg:x="3.5cm" svg:y="10cm" presentation:class="subtitle" presentation:user-transformed="true">
          <draw:text-box>
            <text:p text:style-name="P6"><text:span text:style-name="T3">あとは時間が来るまでだらだらデモします</text:span></text:p>
          </draw:text-box>
        </draw:frame>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5" draw:layer="layout" svg:width="26cm" svg:height="12.179cm" svg:x="1cm" svg:y="4.5cm" presentation:class="outline" presentation:user-transformed="true">
          <draw:text-box>
            <text:list text:style-name="L2">
              <text:list-item>
                <text:p>LibreLogoいじってると結構楽しい</text:p>
                <text:list>
                  <text:list-item>
                    <text:p>気軽にプログラム書きたいなーという人はぜひお試しを</text:p>
                  </text:list-item>
                </text:list>
                <text:p/>
              </text:list-item>
              <text:list-item>
                <text:p>繰り返しパターンなんかを書くのはDrawとかよりもはるかに楽</text:p>
                <text:list>
                  <text:list-item>
                    <text:p>ポスター作ったりImpressのテンプレ背景つくったりするには意外と実用的かも？</text:p>
                    <text:p/>
                  </text:list-item>
                </text:list>
              </text:list-item>
              <text:list-item>
                <text:p>なんつってもLibreOfficeについてくるというのがいい</text:p>
                <text:list>
                  <text:list-item>
                    <text:p>元々は機能拡張なんだけど、Pythonで1200行ぐらいらしい</text:p>
                  </text:list-item>
                  <text:list-item>
                    <text:p>拡張性の高さのデモにもなってますな</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では楽しいLIbreLogoライフを！</text:p>
          </draw:text-box>
        </draw:frame>
        <draw:frame presentation:style-name="pr11" draw:layer="layout" svg:width="21.5cm" svg:height="6cm" svg:x="3.5cm" svg:y="10cm" presentation:class="outline">
          <draw:text-box>
            <text:list text:style-name="L2">
              <text:list-item>
                <text:p>… 亀さんと遊びましょう</text:p>
              </text:list-item>
              <text:list-item>
                <text:p>… ゴニョゴニョすると「すすむ 10」とか書けるようになるよ</text:p>
              </text:list-item>
            </text:list>
          </draw:text-box>
        </draw:frame>
        <presentation:notes draw:style-name="dp2">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50M24S</meta:editing-duration>
    <meta:editing-cycles>35</meta:editing-cycles>
    <meta:generator>LibreOffice/4.0.0.3$Linux_x86 LibreOffice_project/7545bee9c2a0782548772a21bc84a9dcc583b89</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2-10T15:01:50</dc:date>
    <dc:creator>徳彦 小笠原</dc:creator>
    <meta:document-statistic meta:object-count="116"/>
  </office:meta>
</office:document-meta>
</file>